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bf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mone Preite 3885035</text:p>
      <text:p text:style-name="Standard"/>
      <text:p text:style-name="Standard">Exercise 1:</text:p>
      <text:p text:style-name="Standard"/>
      <text:p text:style-name="Standard">PREFIX ex: &lt;http://example.org/&gt;</text:p>
      <text:p text:style-name="Standard">PREFIX rdf: &lt;http://www.w3.org/1999/02/22-rdf-syntax-ns#&gt;</text:p>
      <text:p text:style-name="Standard">CONSTRUCT {</text:p>
      <text:p text:style-name="Standard"><text:s text:c="2"/>?X rdf:type ?obj</text:p>
      <text:p text:style-name="Standard">}</text:p>
      <text:p text:style-name="Standard">WHERE{</text:p>
      <text:p text:style-name="Standard"><text:s text:c="2"/>?X ex:is_a ?obj</text:p>
      <text:p text:style-name="Standard">}</text:p>
      <text:p text:style-name="Standard"/>
      <text:p text:style-name="Standard">Exercise 2:</text:p>
      <text:p text:style-name="Standard">CONSTRUCT {</text:p>
      <text:p text:style-name="Standard"><text:s text:c="2"/>?X rdf:type ?obj</text:p>
      <text:p text:style-name="Standard">}</text:p>
      <text:p text:style-name="Standard">WHERE{</text:p>
      <text:p text:style-name="Standard"><text:s text:c="2"/>?A rdfs:domain ?obj</text:p>
      <text:p text:style-name="Standard"><text:s text:c="2"/>?X <text:s text:c="5"/>?A <text:s text:c="4"/>?Z</text:p>
      <text:p text:style-name="Standard">}</text:p>
      <text:p text:style-name="Standard"/>
      <text:p text:style-name="Standard">Exercise 3:</text:p>
      <text:p text:style-name="Standard"/>
      <text:p text:style-name="Standard">&lt;http://example.org/director/ss&gt;</text:p>
      <text:p text:style-name="Standard"><text:s text:c="2"/>&lt;http://example.org/name&gt;</text:p>
      <text:p text:style-name="Standard"><text:s text:c="6"/>"Steven"</text:p>
      <text:p text:style-name="Standard"><text:s text:c="2"/>&lt;http://example.org/surname&gt;</text:p>
      <text:p text:style-name="Standard"><text:s text:c="6"/>"Spielberg"</text:p>
      <text:p text:style-name="Standard"/>
      <text:p text:style-name="Standard"/>
      <text:p text:style-name="Standard">&lt;http://example.org/director/gl&gt;</text:p>
      <text:p text:style-name="Standard"><text:s text:c="2"/>&lt;http://example.org/name&gt;</text:p>
      <text:p text:style-name="Standard"><text:s text:c="6"/>"/George"</text:p>
      <text:p text:style-name="Standard"><text:s text:c="2"/>&lt;http://example.org/surname&gt;</text:p>
      <text:p text:style-name="Standard"><text:s text:c="6"/>"Lucas"</text:p>
      <text:p text:style-name="Standard"/>
      <text:p text:style-name="Standard">&lt;http://example.org/Film/ijlc&gt;</text:p>
      <text:p text:style-name="Standard"><text:s text:c="2"/>&lt;http://www.w3.org/1999/02/22-rdf-syntax-ns#type&gt;</text:p>
      <text:p text:style-name="Standard"><text:s text:c="4"/>&lt;http://example.org/Film&gt;</text:p>
      <text:p text:style-name="Standard"><text:s text:c="2"/>&lt;http://example.org/Title&gt;</text:p>
      <text:p text:style-name="Standard"><text:s text:c="4"/>"Indiana Jones and the Last Crusade"</text:p>
      <text:p text:style-name="Standard"><text:s text:c="2"/>&lt;http://example.org/director&gt;</text:p>
      <text:p text:style-name="Standard"><text:s text:c="4"/>&lt;http://example.org/director/ss&gt;</text:p>
      <text:p text:style-name="Standard"/>
      <text:p text:style-name="Standard">&lt;http://example.org/Film/rla&gt;</text:p>
      <text:p text:style-name="Standard"><text:s text:c="2"/>&lt;http://www.w3.org/1999/02/22-rdf-syntax-ns#type&gt;</text:p>
      <text:p text:style-name="Standard"><text:soft-page-break/><text:s text:c="4"/>&lt;http://example.org/Film&gt;</text:p>
      <text:p text:style-name="Standard"><text:s text:c="2"/>&lt;http://example.org/Title&gt;</text:p>
      <text:p text:style-name="Standard"><text:s text:c="4"/>"Raiders of the Lost Ark"</text:p>
      <text:p text:style-name="Standard"><text:s text:c="2"/>&lt;http://example.org/director&gt;</text:p>
      <text:p text:style-name="Standard"><text:s text:c="4"/>&lt;http://example.org/director/ss&gt;</text:p>
      <text:p text:style-name="Standard"/>
      <text:p text:style-name="Standard"/>
      <text:p text:style-name="Standard">&lt;http://example.org/Film/swsc&gt;</text:p>
      <text:p text:style-name="Standard"><text:s text:c="2"/>&lt;http://www.w3.org/1999/02/22-rdf-syntax-ns#type&gt;</text:p>
      <text:p text:style-name="Standard"><text:s text:c="4"/>&lt;http://example.org/Film&gt;</text:p>
      <text:p text:style-name="Standard"><text:s text:c="2"/>&lt;http://example.org/Title&gt;</text:p>
      <text:p text:style-name="Standard"><text:s text:c="4"/>"Star Wars: Episode II – Attack of the_Clones"</text:p>
      <text:p text:style-name="Standard"><text:s text:c="2"/>&lt;http://example.org/director&gt;</text:p>
      <text:p text:style-name="Standard"><text:s text:c="4"/>&lt;http://example.org/director/gl&gt;</text:p>
      <text:p text:style-name="Standard"/>
      <text:p text:style-name="Standard">&lt;http://example.org/Film/swrm&gt;</text:p>
      <text:p text:style-name="Standard"><text:s text:c="2"/>&lt;http://www.w3.org/1999/02/22-rdf-syntax-ns#type&gt;</text:p>
      <text:p text:style-name="Standard"><text:s text:c="4"/>&lt;http://example.org/Film&gt;</text:p>
      <text:p text:style-name="Standard"><text:s text:c="2"/>&lt;http://example.org/Title&gt;</text:p>
      <text:p text:style-name="Standard"><text:s text:c="4"/>"Star Wars: Episode I – The Phantom Menace"</text:p>
      <text:p text:style-name="Standard"><text:s text:c="2"/>&lt;http://example.org/director&gt;</text:p>
      <text:p text:style-name="Standard"><text:s text:c="4"/>&lt;http://example.org/director/gl&gt;</text:p>
      <text:p text:style-name="Standard"/>
      <text:p text:style-name="Standard">&lt;http://example.org/Film/sw&gt;</text:p>
      <text:p text:style-name="Standard"><text:s text:c="2"/>&lt;http://www.w3.org/1999/02/22-rdf-syntax-ns#type&gt;</text:p>
      <text:p text:style-name="Standard"><text:s text:c="4"/>&lt;http://example.org/Film&gt;</text:p>
      <text:p text:style-name="Standard"><text:s text:c="2"/>&lt;http://example.org/Title&gt;</text:p>
      <text:p text:style-name="Standard"><text:s text:c="4"/>"Star Wars (film)"</text:p>
      <text:p text:style-name="Standard"><text:s text:c="2"/>&lt;http://example.org/director&gt;</text:p>
      <text:p text:style-name="Standard"><text:s text:c="4"/>&lt;http://example.org/director/gl&gt;</text:p>
      <text:p text:style-name="Standard"/>
      <text:p text:style-name="Standard">PREFIX ex: &lt;http://example.org/&gt;</text:p>
      <text:p text:style-name="Standard">PREFIX rdf: &lt;http://www.w3.org/1999/02/22-rdf-syntax-ns#&gt;</text:p>
      <text:p text:style-name="Standard">select distinct ?director where {</text:p>
      <text:p text:style-name="Standard">?F rdf:type ex:Film.</text:p>
      <text:p text:style-name="Standard">?F dbo:director ?director.</text:p>
      <text:p text:style-name="Standard">}</text:p>
      <text:p text:style-name="Standard"/>
      <text:p text:style-name="Standard">PREFIX ex: &lt;http://example.org/&gt;</text:p>
      <text:p text:style-name="Standard">PREFIX rdf: &lt;http://www.w3.org/1999/02/22-rdf-syntax-ns#&gt;</text:p>
      <text:p text:style-name="Standard">select ?director where {</text:p>
      <text:p text:style-name="Standard">?F rdf:type ex:Film.</text:p>
      <text:p text:style-name="Standard">?F dbo:director ?director.</text:p>
      <text:p text:style-name="Standard">}</text:p>
      <text:p text:style-name="Standard"/>
      <text:p text:style-name="Standard"/>
      <text:p text:style-name="Standard"/>
      <text:p text:style-name="Standard"><text:soft-page-break/>Exercise 4:</text:p>
      <text:p text:style-name="Standard"/>
      <text:p text:style-name="Standard">TASK 1:</text:p>
      <text:p text:style-name="Standard"/>
      <text:p text:style-name="Standard"><text:s text:c="2"/>Ω1 {</text:p>
      <text:p text:style-name="Standard"><text:s text:c="4"/>μ1 = {(?x, PANKOW)}</text:p>
      <text:p text:style-name="Standard"><text:s text:c="4"/>μ2 = {(?x, NEUKOLLN)}</text:p>
      <text:p text:style-name="Standard"><text:s text:c="2"/>}</text:p>
      <text:p text:style-name="Standard"><text:s text:c="2"/>P = {?x :borough :Berlin}</text:p>
      <text:p text:style-name="Standard"><text:s text:c="2"/>μ1(?x) = PANKOW <text:s/>dom(μ1) = {?x} <text:s/>var(P) = {?x} <text:s/>σ = 0 OK</text:p>
      <text:p text:style-name="Standard"><text:s text:c="2"/>μ1(σ(P)) = :PANKOW :BOROUGH :BERLIN</text:p>
      <text:p text:style-name="Standard"/>
      <text:p text:style-name="Standard"><text:s text:c="2"/>μ2(?x) = NEUKOLLN <text:s/>dom(μ2) = {?x} <text:s/>var(P) = {?x} <text:s/>σ = 0 OK</text:p>
      <text:p text:style-name="Standard"><text:s text:c="2"/>μ2(σ(P)) = :NEUKOLLN :BOROUGH :BERLIN</text:p>
      <text:p text:style-name="Standard"/>
      <text:p text:style-name="Standard"><text:s text:c="2"/>Ω2 {</text:p>
      <text:p text:style-name="Standard"><text:s text:c="4"/>μ1 = {(?x, BERLIN)}</text:p>
      <text:p text:style-name="Standard"><text:s text:c="2"/>}</text:p>
      <text:p text:style-name="Standard"><text:s text:c="2"/>P = {?x :capital :Germany}</text:p>
      <text:p text:style-name="Standard"><text:s text:c="2"/>μ1(?x) = BERLIN <text:s/>dom(μ1) = {?x} <text:s/>var(P) = {?x} <text:s/>σ = 0 OK</text:p>
      <text:p text:style-name="Standard"><text:s text:c="2"/>μ1(σ(P)) = :BERLIN :CAPITAL :GERMANY</text:p>
      <text:p text:style-name="Standard"/>
      <text:p text:style-name="Standard"><text:s text:c="2"/>Ω3 {</text:p>
      <text:p text:style-name="Standard"><text:s text:c="4"/>μ1 = {(?x, BERLIN), (?name, "BERLIN")}</text:p>
      <text:p text:style-name="Standard"><text:s text:c="4"/>μ2 = {(?x, NEUKOLLN), (?name, "NEUKOLLN"@en)}</text:p>
      <text:p text:style-name="Standard"><text:s text:c="4"/>μ3 = {(?x, NEUKOLLN), (?name, "NEUKÖLLN"@de)}</text:p>
      <text:p text:style-name="Standard"><text:s text:c="2"/>}</text:p>
      <text:p text:style-name="Standard"><text:s text:c="2"/>P = {?x :name ?name}</text:p>
      <text:p text:style-name="P1"><text:s text:c="2"/>μ1(?x) = BERLIN <text:s/>dom(μ1) = {?x, ?name) = {?x} <text:s/>var(P) = {?x, ?name} <text:s/>σ = 0 OK </text:p>
      <text:p text:style-name="P1"><text:s text:c="2"/>μ1(σ(P)) = :BERLIN :name :"BERLIN"</text:p>
      <text:p text:style-name="P1"><text:s text:c="2"/>μ2(?x) = NEUKOLLN <text:s/>dom(μ2) = {?x, ?name) = {?x} <text:s/>var(P) = {?x, ?name} <text:s/>σ = 0 OK </text:p>
      <text:p text:style-name="P1"><text:s text:c="2"/>μ2(σ(P)) = :NEUKOLLN :name :"NEUKOLLN"@en</text:p>
      <text:p text:style-name="P1"><text:s text:c="2"/>μ3(?x) = NEUKOLLN <text:s/>dom(μ3) = {?x, ?name) = {?x} <text:s/>var(P) = {?x, ?name} <text:s/>σ = 0 OK </text:p>
      <text:p text:style-name="P1"><text:s text:c="2"/>μ3(σ(P)) = :NEUKOLLN :name :"NEUKÖLLN"@de</text:p>
      <text:p text:style-name="Standard"/>
      <text:p text:style-name="Standard">TASK 2:</text:p>
      <text:p text:style-name="Standard">UNION(Ω1, Ω2) = {(:PANKOW :BOROUGH :BERLIN), (:NEUKOLLN :BOROUGH :BERLIN), (:BERLIN :CAPITAL :GERMANY)}</text:p>
      <text:p text:style-name="Standard">JOIN(UNION(Ω1, Ω2), Ω3) = not compatible domain because we have only {?x} in the domain of Ω1, Ω2's μ and {?x, ?name} in the domain of Ω3's 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it" fo:country="IT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it" fo:country="IT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0:48:24.517848116</meta:creation-date>
    <dc:date>2018-11-27T10:50:11.601321347</dc:date>
    <meta:editing-duration>PT1M48S</meta:editing-duration>
    <meta:editing-cycles>1</meta:editing-cycles>
    <meta:generator>LibreOffice/6.1.3.2$Linux_X86_64 LibreOffice_project/10$Build-2</meta:generator>
    <meta:document-statistic meta:table-count="0" meta:image-count="0" meta:object-count="0" meta:page-count="3" meta:paragraph-count="108" meta:word-count="363" meta:character-count="3290" meta:non-whitespace-character-count="2805"/>
  </office:meta>
</office:document-meta>
</file>